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972in" svg:height="5.9606in" svg:x="3.5016in" svg:y="0.4079in">
            <draw:object draw:notify-on-update-of-ranges="Sheet1.A1:Sheet1.A1 Sheet1.A2:Sheet1.A34 Sheet1.B1:Sheet1.B1 Sheet1.B2:Sheet1.B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PU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menia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nia &amp; Herz.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N</text:p>
          </table:table-cell>
          <table:table-cell office:value-type="float" office:value="28867" calcext:value-type="float">
            <text:p>28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4244" calcext:value-type="float">
            <text:p>4244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0878" calcext:value-type="float">
            <text:p>30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4380" calcext:value-type="float">
            <text:p>44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43258" calcext:value-type="float">
            <text:p>43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9627" calcext:value-type="float">
            <text:p>29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_IBERGRID</text:p>
          </table:table-cell>
          <table:table-cell office:value-type="float" office:value="19009" calcext:value-type="float">
            <text:p>19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I_NDGF</text:p>
          </table:table-cell>
          <table:table-cell office:value-type="float" office:value="43503" calcext:value-type="float">
            <text:p>43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1840" calcext:value-type="float">
            <text:p>318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6448" calcext:value-type="float">
            <text:p>364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1:54:55.904413758</meta:creation-date>
    <dc:date>2015-01-20T15:00:31.489621359</dc:date>
    <meta:editing-duration>PT2H34M4S</meta:editing-duration>
    <meta:editing-cycles>1</meta:editing-cycles>
    <meta:document-statistic meta:table-count="1" meta:cell-count="68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68cm" svg:height="15.141cm" xlink:href=".." xlink:type="simple" chart:class="chart:bar" chart:style-name="ch1">
        <chart:legend chart:legend-position="end" svg:x="18.913cm" svg:y="7.271cm" style:legend-expansion="high" chart:style-name="ch2"/>
        <chart:plot-area chart:style-name="ch3" table:cell-range-address="Sheet1.A1:Sheet1.B34" chart:data-source-has-labels="both" svg:x="0.411cm" svg:y="0.302cm" svg:width="18.091cm" svg:height="14.537cm">
          <chartooo:coordinate-region svg:x="1.588cm" svg:y="0.501cm" svg:width="16.914cm" svg:height="12.086cm"/>
          <chart:axis chart:dimension="x" chart:name="primary-x" chart:style-name="ch4" chartooo:axis-type="auto">
            <chartooo:date-scale/>
            <chart:categories table:cell-range-address="Sheet1.A2:Sheet1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4" chart:label-cell-address="Sheet1.B1:Sheet1.B1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menia</text:p>
                <draw:g>
                  <svg:desc>Sheet1.A2:Sheet1.A34</svg:desc>
                </draw:g>
              </table:table-cell>
              <table:table-cell office:value-type="float" office:value="93">
                <text:p>93</text:p>
                <draw:g>
                  <svg:desc>Sheet1.B2:Sheet1.B34</svg:desc>
                </draw:g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Bosnia &amp; Herz.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CERN</text:p>
              </table:table-cell>
              <table:table-cell office:value-type="float" office:value="28867">
                <text:p>28867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30878">
                <text:p>30878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44380">
                <text:p>44380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43258">
                <text:p>43258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Macedonia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Moldova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ontenegro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29627">
                <text:p>29627</text:p>
              </table:table-cell>
            </table:table-row>
            <table:table-row>
              <table:table-cell office:value-type="string">
                <text:p>NIG_IBERGRID</text:p>
              </table:table-cell>
              <table:table-cell office:value-type="float" office:value="19009">
                <text:p>19009</text:p>
              </table:table-cell>
            </table:table-row>
            <table:table-row>
              <table:table-cell office:value-type="string">
                <text:p>NGI_NDGF</text:p>
              </table:table-cell>
              <table:table-cell office:value-type="float" office:value="43503">
                <text:p>43503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31840">
                <text:p>3184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Slovakia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36448">
                <text:p>36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